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2p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6.4145" calcext:value-type="float">
            <text:p>6.4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f demo</text:p>
          </table:table-cell>
          <table:table-cell office:value-type="float" office:value="6.24306" calcext:value-type="float">
            <text:p>6.24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35.355" calcext:value-type="float">
            <text:p>-35.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t +e</text:p>
          </table:table-cell>
          <table:table-cell table:formula="of:=AVERAGE([.F7:.J7])" office:value-type="float" office:value="-8.45658" calcext:value-type="float">
            <text:p>-8.45658</text:p>
          </table:table-cell>
          <table:table-cell table:formula="of:=([.B7]-[.B$4])/([.B$2]-[.B$4])" office:value-type="float" office:value="0.643972755240068" calcext:value-type="float">
            <text:p>0.6439727552</text:p>
          </table:table-cell>
          <table:table-cell table:formula="of:=STDEV([.F7:.J7])/([.B$2]-[.B$4])" office:value-type="float" office:value="0.476772756511403" calcext:value-type="float">
            <text:p>0.4767727565</text:p>
          </table:table-cell>
          <table:table-cell table:formula="of:=(MAX([.F7:.J7])-[.B$4])/([.B$2]-[.B$4])" office:value-type="float" office:value="0.988800440512815" calcext:value-type="float">
            <text:p>0.9888004405</text:p>
          </table:table-cell>
          <table:table-cell office:value-type="float" office:value="-24.3464" calcext:value-type="float">
            <text:p>-24.3464</text:p>
          </table:table-cell>
          <table:table-cell office:value-type="float" office:value="5.8234" calcext:value-type="float">
            <text:p>5.8234</text:p>
          </table:table-cell>
          <table:table-cell office:value-type="float" office:value="5.9467" calcext:value-type="float">
            <text:p>5.9467</text:p>
          </table:table-cell>
          <table:table-cell office:value-type="float" office:value="-35.3553" calcext:value-type="float">
            <text:p>-35.3553</text:p>
          </table:table-cell>
          <table:table-cell office:value-type="float" office:value="5.6487" calcext:value-type="float">
            <text:p>5.6487</text:p>
          </table:table-cell>
        </table:table-row>
      </table:table>
      <table:table table:name="r2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01:02:33.363361387</meta:creation-date>
    <meta:generator>LibreOffice/5.1.6.2$Linux_X86_64 LibreOffice_project/10m0$Build-2</meta:generator>
    <dc:date>2022-01-02T01:27:31.069007639</dc:date>
    <meta:editing-duration>PT14M27S</meta:editing-duration>
    <meta:editing-cycles>1</meta:editing-cycles>
    <meta:document-statistic meta:table-count="2" meta:cell-count="27" meta:object-count="0"/>
  </office:meta>
</office:document-meta>
</file>